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7738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646464"/>
    </style:style>
    <style:style style:name="ce11" style:family="table-cell" style:parent-style-name="Default">
      <style:table-cell-properties fo:background-color="#faed56"/>
      <style:text-properties fo:color="#646464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240" table:default-cell-style-name="ce10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FDLGEN EMPTY</text:p>
          </table:table-cell>
          <table:table-cell table:style-name="ce2" table:number-columns-repeated="2"/>
          <table:table-cell table:style-name="ce2" office:value-type="string" calcext:value-type="string">
            <text:p>FDLGEN_EMPTY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Method.FDLGEN_EMPTY.php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TTR_1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Attr 1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table:number-columns-repeated="255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TTR_1</text:p>
          </table:table-cell>
          <table:table-cell table:style-name="ce7" office:value-type="string" calcext:value-type="string">
            <text:p>GOOD</text:p>
          </table:table-cell>
          <table:table-cell table:style-name="ce7" table:number-columns-repeated="253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FDLGEN A</text:p>
          </table:table-cell>
          <table:table-cell table:style-name="ce2" table:number-columns-repeated="2"/>
          <table:table-cell table:style-name="ce2" office:value-type="string" calcext:value-type="string">
            <text:p>FDLGEN_A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thod.FDLGEN_A.php</text:p>
          </table:table-cell>
          <table:table-cell table:number-columns-repeated="254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*Method.FDLGEN_COMMON_IGNORED.php</text:p>
          </table:table-cell>
          <table:table-cell table:style-name="ce9" table:number-columns-repeated="254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*Method.FDLGEN_COMMON.php</text:p>
          </table:table-cell>
          <table:table-cell table:style-name="ce9" table:number-columns-repeated="254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+Method.FDLGEN_AA.php</text:p>
          </table:table-cell>
          <table:table-cell table:style-name="ce9" table:number-columns-repeated="254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+Method.FDLGEN_AAA.php</text:p>
          </table:table-cell>
          <table:table-cell table:style-name="ce9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ATTR_1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string" calcext:value-type="string">
            <text:p>Attr 1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Y</text:p>
          </table:table-cell>
          <table:table-cell table:style-name="ce9" table:number-columns-repeated="2"/>
          <table:table-cell table:style-name="ce9" office:value-type="string" calcext:value-type="string">
            <text:p>::attr_1()</text:p>
          </table:table-cell>
          <table:table-cell table:style-name="ce9" table:number-columns-repeated="243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ATTR_2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string" calcext:value-type="string">
            <text:p>Attr 2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2]+10" office:value-type="float" office:value="20" calcext:value-type="float">
            <text:p/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::attr_2()</text:p>
          </table:table-cell>
          <table:table-cell table:style-name="ce9" table:number-columns-repeated="243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ATTR_3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string" calcext:value-type="string">
            <text:p>Attr 3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table:formula="of:=[.H23]+10" office:value-type="float" office:value="30" calcext:value-type="float">
            <text:p/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::attr_3()</text:p>
          </table:table-cell>
          <table:table-cell table:style-name="ce9" table:number-columns-repeated="243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ATTR_4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string" calcext:value-type="string">
            <text:p>Attr 4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"/>
          <table:table-cell table:style-name="ce9" office:value-type="string" calcext:value-type="string">
            <text:p>::attr_4()</text:p>
          </table:table-cell>
          <table:table-cell table:style-name="ce9" table:number-columns-repeated="243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FDLGEN_EMPTY</text:p>
          </table:table-cell>
          <table:table-cell table:style-name="ce11" table:number-columns-repeated="254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FDLGEN_EMPTY</text:p>
          </table:table-cell>
          <table:table-cell office:value-type="string" calcext:value-type="string">
            <text:p>FDLGEN_EMPTY_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FDLGEN_A</text:p>
          </table:table-cell>
          <table:table-cell table:style-name="ce11" table:number-columns-repeated="254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FDLGEN_A</text:p>
          </table:table-cell>
          <table:table-cell office:value-type="string" calcext:value-type="string">
            <text:p>FDLGEN_A_1</text:p>
          </table:table-cell>
          <table:table-cell table:number-columns-repeated="253"/>
        </table:table-row>
        <table:table-row table:style-name="ro1" table:number-rows-repeated="2">
          <table:table-cell table:style-name="ce8" table:number-columns-repeated="25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8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13:45:32.3033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14:26:13.316065000</dc:date>
    <meta:generator>LibreOffice/4.2.0.4$MacOSX_x86 LibreOffice_project/05dceb5d363845f2cf968344d7adab8dcfb2ba71</meta:generator>
    <meta:editing-duration>P1DT21H2M31S</meta:editing-duration>
    <meta:editing-cycles>66</meta:editing-cycles>
    <meta:document-statistic meta:table-count="1" meta:cell-count="0" meta:object-count="0"/>
  </office:meta>
</office:document-meta>
</file>